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Heading_20_3">
      <style:text-properties officeooo:paragraph-rsid="0038fac4"/>
    </style:style>
    <style:style style:name="P3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officeooo:rsid="00551b28" officeooo:paragraph-rsid="0048f30c"/>
    </style:style>
    <style:style style:name="P5" style:family="paragraph" style:parent-style-name="Text_20_body">
      <style:text-properties fo:font-size="18pt" fo:font-weight="bold" officeooo:rsid="00551b28" officeooo:paragraph-rsid="00551b28" style:font-size-asian="18pt" style:font-weight-asian="bold" style:font-size-complex="18pt" style:font-weight-complex="bold"/>
    </style:style>
    <style:style style:name="P6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Heading_20_3">
      <style:text-properties fo:font-size="16pt" style:font-size-asian="16pt" style:font-size-complex="16pt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officeooo:paragraph-rsid="002aad67" style:font-style-asian="italic" style:font-weight-asian="bold" style:font-style-complex="italic" style:font-weight-complex="bold"/>
    </style:style>
    <style:style style:name="P10" style:family="paragraph" style:parent-style-name="Text_20_body" style:list-style-name="L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paragraph-rsid="002aad67" style:font-weight-asian="bold" style:font-weight-complex="bold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ext_20_body" style:list-style-name="L5">
      <style:text-properties style:text-underline-style="solid" style:text-underline-width="auto" style:text-underline-color="font-color" fo:font-weight="bold" officeooo:paragraph-rsid="0035120a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48f30c" officeooo:paragraph-rsid="0048f30c" style:font-weight-asian="bold" style:font-weight-complex="bold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ext_20_body" style:list-style-name="L9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Text_20_body" style:list-style-name="L10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style:text-underline-style="solid" style:text-underline-width="auto" style:text-underline-color="font-color"/>
    </style:style>
    <style:style style:name="P24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25" style:family="paragraph" style:parent-style-name="Text_20_body" style:list-style-name="L1">
      <style:text-properties fo:font-size="15pt" fo:font-style="italic" style:text-underline-style="solid" style:text-underline-width="auto" style:text-underline-color="font-color" fo:font-weight="bold" officeooo:rsid="001d1065" officeooo:paragraph-rsid="00551b28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7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35120a" officeooo:paragraph-rsid="0038fac4" style:font-size-asian="15pt" style:font-weight-asian="bold" style:font-size-complex="15pt" style:font-weight-complex="bold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fo:font-size="12pt" style:text-underline-style="solid" style:text-underline-width="auto" style:text-underline-color="font-color" fo:font-weight="bold" officeooo:paragraph-rsid="0058f009" style:font-size-asian="12pt" style:font-weight-asian="bold" style:font-size-complex="12pt" style:font-weight-complex="bold"/>
    </style:style>
    <style:style style:name="P29" style:family="paragraph" style:parent-style-name="Text_20_body" style:list-style-name="L4">
      <style:text-properties fo:font-size="14pt" style:text-underline-style="solid" style:text-underline-width="auto" style:text-underline-color="font-color" fo:font-weight="bold" officeooo:paragraph-rsid="0036b2db" style:font-size-asian="14pt" style:font-weight-asian="bold" style:font-size-complex="14pt" style:font-weight-complex="bold"/>
    </style:style>
    <style:style style:name="P30" style:family="paragraph" style:parent-style-name="Text_20_body">
      <style:paragraph-properties>
        <style:tab-stops>
          <style:tab-stop style:position="6.807cm"/>
        </style:tab-stops>
      </style:paragraph-properties>
      <style:text-properties fo:font-size="13pt" fo:font-weight="normal" officeooo:rsid="00551b28" officeooo:paragraph-rsid="00551b28" style:font-size-asian="13pt" style:font-weight-asian="normal" style:font-size-complex="13pt" style:font-weight-complex="normal"/>
    </style:style>
    <style:style style:name="P31" style:family="paragraph" style:parent-style-name="Text_20_body" style:list-style-name="L6"/>
    <style:style style:name="P32" style:family="paragraph" style:parent-style-name="Text_20_body" style:list-style-name="L6">
      <style:paragraph-properties fo:margin-top="0cm" fo:margin-bottom="0cm" style:contextual-spacing="false"/>
    </style:style>
    <style:style style:name="P33" style:family="paragraph" style:parent-style-name="Text_20_body" style:list-style-name="L11"/>
    <style:style style:name="P34" style:family="paragraph" style:parent-style-name="Text_20_body" style:list-style-name="L11">
      <style:paragraph-properties fo:margin-top="0cm" fo:margin-bottom="0cm" style:contextual-spacing="false"/>
    </style:style>
    <style:style style:name="P35" style:family="paragraph" style:parent-style-name="Text_20_body" style:list-style-name="L7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36" style:family="paragraph" style:parent-style-name="Text_20_body" style:list-style-name="L7">
      <style:text-properties fo:font-weight="bold" style:font-weight-asian="bold" style:font-weight-complex="bold"/>
    </style:style>
    <style:style style:name="P37" style:family="paragraph" style:parent-style-name="Text_20_body" style:list-style-name="L8">
      <style:paragraph-properties fo:margin-top="0cm" fo:margin-bottom="0cm" style:contextual-spacing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8" style:family="paragraph" style:parent-style-name="Text_20_body" style:list-style-name="L8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1fbe92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4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officeooo:rsid="00216f38"/>
    </style:style>
    <style:style style:name="T6" style:family="text">
      <style:text-properties officeooo:rsid="002248cc"/>
    </style:style>
    <style:style style:name="T7" style:family="text">
      <style:text-properties officeooo:rsid="00249a76"/>
    </style:style>
    <style:style style:name="T8" style:family="text">
      <style:text-properties officeooo:rsid="00280aab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39a92a"/>
    </style:style>
    <style:style style:name="T11" style:family="text">
      <style:text-properties style:text-underline-style="solid" style:text-underline-width="auto" style:text-underline-color="font-color" officeooo:rsid="004e7087"/>
    </style:style>
    <style:style style:name="T12" style:family="text">
      <style:text-properties style:text-underline-style="solid" style:text-underline-width="auto" style:text-underline-color="font-color" officeooo:rsid="00592ca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3bc288" style:font-size-asian="15pt" style:font-weight-asian="bold" style:font-size-complex="15pt" style:font-weight-complex="bold"/>
    </style:style>
    <style:style style:name="T18" style:family="text">
      <style:text-properties officeooo:rsid="002aad67"/>
    </style:style>
    <style:style style:name="T19" style:family="text">
      <style:text-properties officeooo:rsid="002c8ab4"/>
    </style:style>
    <style:style style:name="T20" style:family="text">
      <style:text-properties officeooo:rsid="0032299f"/>
    </style:style>
    <style:style style:name="T21" style:family="text">
      <style:text-properties officeooo:rsid="0033bc6c"/>
    </style:style>
    <style:style style:name="T22" style:family="text">
      <style:text-properties officeooo:rsid="0038fac4"/>
    </style:style>
    <style:style style:name="T23" style:family="text">
      <style:text-properties officeooo:rsid="004067e4"/>
    </style:style>
    <style:style style:name="T24" style:family="text">
      <style:text-properties officeooo:rsid="0040ff93"/>
    </style:style>
    <style:style style:name="T25" style:family="text">
      <style:text-properties officeooo:rsid="0043b1b7"/>
    </style:style>
    <style:style style:name="T26" style:family="text">
      <style:text-properties officeooo:rsid="0047ae56"/>
    </style:style>
    <style:style style:name="T27" style:family="text">
      <style:text-properties officeooo:rsid="0048f30c"/>
    </style:style>
    <style:style style:name="T28" style:family="text">
      <style:text-properties officeooo:rsid="0049e2ca"/>
    </style:style>
    <style:style style:name="T29" style:family="text">
      <style:text-properties officeooo:rsid="004a4822"/>
    </style:style>
    <style:style style:name="T30" style:family="text">
      <style:text-properties officeooo:rsid="004cedba"/>
    </style:style>
    <style:style style:name="T31" style:family="text">
      <style:text-properties officeooo:rsid="004e708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aad67" style:font-style-asian="italic" style:font-style-complex="italic"/>
    </style:style>
    <style:style style:name="T34" style:family="text">
      <style:text-properties fo:font-style="italic" officeooo:rsid="0019d231" style:font-style-asian="italic" style:font-style-complex="italic"/>
    </style:style>
    <style:style style:name="T35" style:family="text">
      <style:text-properties fo:font-style="italic" officeooo:rsid="00504d9f" style:font-style-asian="italic" style:font-style-complex="italic"/>
    </style:style>
    <style:style style:name="T36" style:family="text">
      <style:text-properties fo:font-style="italic" officeooo:rsid="0056f0de" style:font-style-asian="italic" style:font-style-complex="italic"/>
    </style:style>
    <style:style style:name="T37" style:family="text">
      <style:text-properties officeooo:rsid="004fdf99"/>
    </style:style>
    <style:style style:name="T38" style:family="text">
      <style:text-properties officeooo:rsid="00504d9f"/>
    </style:style>
    <style:style style:name="T39" style:family="text">
      <style:text-properties officeooo:rsid="00520dae"/>
    </style:style>
    <style:style style:name="T40" style:family="text">
      <style:text-properties officeooo:rsid="00551b28"/>
    </style:style>
    <style:style style:name="T41" style:family="text">
      <style:text-properties officeooo:rsid="00558b84"/>
    </style:style>
    <style:style style:name="T42" style:family="text">
      <style:text-properties officeooo:rsid="00563182"/>
    </style:style>
    <style:style style:name="T43" style:family="text">
      <style:text-properties officeooo:rsid="0056f0de"/>
    </style:style>
    <style:style style:name="T44" style:family="text">
      <style:text-properties officeooo:rsid="0058f009"/>
    </style:style>
    <style:style style:name="T45" style:family="text">
      <style:text-properties officeooo:rsid="0059a778"/>
    </style:style>
    <style:style style:name="T4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8">O Mordomo</text:span></text:h>
      <text:h text:style-name="Heading_20_2" text:outline-level="2">1. Introdução</text:h>
      <text:p text:style-name="Text_20_body">O projeto<text:span text:style-name="T15"> </text:span><text:span text:style-name="T16">O Mordomo </text:span><text:span text:style-name="T17">foi desenvolvido</text:span><text:span text:style-name="T2"> <text:s/></text:span><text:span text:style-name="T14">PELO PROGRAMADOR</text:span><text:span text:style-name="T3">: </text:span><text:span text:style-name="T4">Pedro Henrique Pontes Santos</text:span><text:span text:style-name="T9">,</text:span> é uma aplicação web baseada em Spring Boot com <text:span text:style-name="T42">REACTJS</text:span>, <text:span text:style-name="T9">projetada para auxiliar na gestão e operação de restaurantes </text:span><text:span text:style-name="T10">de todos os portes</text:span><text:span text:style-name="T9">. A plataforma visa simplificar as tarefas diárias dos restaurantes, oferecendo uma ampla gama de funcionalidades para atender às necessidades dos estabelecimentos, </text:span><text:span text:style-name="T10">desde gerenciamento de pedidos </text:span><text:span text:style-name="T11">ou</text:span><text:span text:style-name="T10"> uma comanda aberta, que <text:s/>esta associada a uma mesa, até o controle de fluxo de caixa, </text:span><text:span text:style-name="T11">fluxo de pagamentos, fluxo de</text:span><text:span text:style-name="T10"> clientes e funcionários. A aplicação visa simplificar a vida do empresário no ramo de restaurantes e afins!</text:span></text:p>
      <text:h text:style-name="Heading_20_2" text:outline-level="2">2. Requisitos Funcionais</text:h>
      <text:h text:style-name="Heading_20_3" text:outline-level="3">2.1 Gerenciamento de Mesas <text:span text:style-name="T5">e Comandas </text:span><text:span text:style-name="T30">[</text:span><text:span text:style-name="T39">Done</text:span><text:span text:style-name="T30">]</text:span></text:h>
      <text:list xml:id="list1491100706" text:style-name="L1">
        <text:list-header>
          <text:p text:style-name="P8"><text:span text:style-name="T18">1. </text:span>O sistema deve permitir o cadastro, edição e exclusão de mesas, atribuindo a cada uma um identificador único.<text:span text:style-name="T38">[</text:span><text:span text:style-name="T39">D</text:span><text:span text:style-name="T38">one]</text:span></text:p>
          <text:p text:style-name="P11"><text:span text:style-name="T33">2</text:span><text:span text:style-name="T34">. </text:span><text:span text:style-name="T32">Deve ser possível visualizar o status atual de cada mesa (livre, ocupada, reservada) e registrar alterações conforme necessário. </text:span><text:span text:style-name="T36">(Como cliente pode reservar uma mesa dependendo se ela estiver ocupada ou não ou o próprio garçom do comércio)</text:span><text:span text:style-name="T32">.</text:span><text:span text:style-name="T35"> *</text:span></text:p>
          <text:p text:style-name="P12"><text:span text:style-name="T37">3</text:span><text:span text:style-name="T18">. </text:span>Cada mesa deve ter uma comanda associada, que pode ser aberta ou fechada <text:span text:style-name="T38">conforme o status </text:span><text:span text:style-name="T43">de acordo com os garçoms. *</text:span></text:p>
          <text:p text:style-name="P9"><text:span text:style-name="T43">4</text:span><text:span text:style-name="T18">. </text:span>As comandas abertas devem permitir que os pedidos sejam adicionados, removidos e modificados conforme necessário/<text:span text:style-name="T43">status</text:span> <text:span text:style-name="T43">para ajudar nos fins de rastreamento. *</text:span></text:p>
          <text:p text:style-name="P10"><text:span text:style-name="T37">5</text:span><text:span text:style-name="T18">. </text:span>O sistema deve permitir o fechamento de uma comanda, calculando automaticamente o valor total com base nos itens pedidos. *</text:p>
          <text:p text:style-name="P25"><text:span text:style-name="T40">6. </text:span>O sistema deve verficar se uma mesa quer ou não pagar a gorjeta(10%) a final da comanda e avaliar o atendimento<text:span text:style-name="T29">[</text:span><text:span text:style-name="T40">WORKING</text:span><text:span text:style-name="T29">]</text:span></text:p>
        </text:list-header>
      </text:list>
      <text:h text:style-name="Heading_20_3" text:outline-level="3">2.2 Gerenciamento de Cardápios <text:span text:style-name="T40">e </text:span><text:span text:style-name="T31">Items</text:span><text:span text:style-name="T38">[</text:span><text:span text:style-name="T40">W</text:span><text:span text:style-name="T38">orking on – </text:span><text:span text:style-name="T40">baixa prioridade</text:span><text:span text:style-name="T38">]</text:span></text:h>
      <text:list xml:id="list1003388296" text:style-name="L2">
        <text:list-item>
          <text:p text:style-name="P23">Deve ser possível cadastrar categorias de menu e associar pratos a cada categoria.</text:p>
        </text:list-item>
        <text:list-item>
          <text:p text:style-name="P15">Os pratos devem conter informações detalhadas, como nome, descrição, preço e imagem ilustrativa. * </text:p>
        </text:list-item>
        <text:list-item>
          <text:p text:style-name="P24">Deve ser possível editar e excluir pratos, bem como adicionar novos pratos ao cardápio conforme necessário.</text:p>
        </text:list-item>
      </text:list>
      <text:h text:style-name="P3" text:outline-level="3">2.3 Gerenciamento de <text:span text:style-name="T7">Pedidos</text:span><text:span text:style-name="T31">[</text:span><text:span text:style-name="T40">W</text:span><text:span text:style-name="T31">orking on]</text:span></text:h>
      <text:list xml:id="list2394060347" text:style-name="L3">
        <text:list-item>
          <text:p text:style-name="P13">Deve ser possível adicionar, remover e modificar itens em um pedido antes que ele seja <text:span text:style-name="T31">preparado</text:span>. <text:span text:style-name="T38">[workin on]</text:span></text:p>
        </text:list-item>
        <text:list-item>
          <text:p text:style-name="P14"><text:soft-page-break/>O sistema deve permitir o acompanhamento em tempo real do status dos pedidos, indicando quando estão em preparo, prontos para servir ou já servidos.<text:span text:style-name="T38">[workin on]</text:span></text:p>
        </text:list-item>
      </text:list>
      <text:h text:style-name="P2" text:outline-level="3">2.4 Gerenciamento de <text:span text:style-name="T22">Usuarios/</text:span>Funcionários/<text:span text:style-name="T25">Clientes</text:span> <text:s/><text:span text:style-name="T21">e </text:span><text:span text:style-name="T44">Controle de funcionarios/</text:span><text:span text:style-name="T21">Batedor de Ponto </text:span></text:h>
      <text:list xml:id="list1170947825" text:style-name="L4">
        <text:list-item>
          <text:p text:style-name="P28">É possível cadastrar e gerenciar informações de garçons e outros funcionários <text:span text:style-name="T19">e outros tipos de usuarios.*</text:span></text:p>
        </text:list-item>
        <text:list-item>
          <text:p text:style-name="P26">Os garçons <text:span text:style-name="T44">tem </text:span>um registro de desempenho, incluindo o cálculo <text:span text:style-name="T1">automatico das horas trabalhadas no mês </text:span><text:span text:style-name="T23">através do Batedor de P</text:span><text:span text:style-name="T24">o</text:span><text:span text:style-name="T23">nto </text:span><text:span text:style-name="T44">cedido para todos os usuarios do sistema*</text:span></text:p>
        </text:list-item>
        <text:list-item>
          <text:p text:style-name="P29">O <text:span text:style-name="T44">permite a </text:span>atribuição de <text:s/><text:span text:style-name="T6">COMANDA</text:span><text:span text:style-name="T20">(</text:span>pedidos<text:span text:style-name="T20">)</text:span> a garçons específicos para fins de rastreamento e avaliação de desempenho.</text:p>
        </text:list-item>
        <text:list-item>
          <text:p text:style-name="P27"><text:span text:style-name="T44">O Adminstrador possui um painel de </text:span>batedor de ponto para controlar o fluxo de horas trabalhada de TODOS funcionarios(como citado acima) </text:p>
        </text:list-item>
      </text:list>
      <text:h text:style-name="Heading_20_3" text:outline-level="3">2.5 Controle de Cupons de Desconto <text:span text:style-name="T38">[WORKING ON]</text:span></text:h>
      <text:list xml:id="list643193951" text:style-name="L5">
        <text:list-item>
          <text:p text:style-name="P16">Deve ser possível criar, gerenciar e aplicar cupons de desconto para clientes cadastrados no sistema <text:span text:style-name="T44">e com alto fluxo de consumo</text:span>.</text:p>
        </text:list-item>
        <text:list-item>
          <text:p text:style-name="P17">Os cupons devem ter data de validade, restrições de uso e percentuais de desconto configuráveis.</text:p>
        </text:list-item>
      </text:list>
      <text:p text:style-name="P18"/>
      <text:p text:style-name="P4"/>
      <text:p text:style-name="P5">2.6<text:span text:style-name="T27"> </text:span>G<text:span text:style-name="T27">erenciador de </text:span>V<text:span text:style-name="T27">endas </text:span>P<text:span text:style-name="T27">ara </text:span>F<text:span text:style-name="T27">ins </text:span>D<text:span text:style-name="T27">e </text:span>R<text:span text:style-name="T27">astreamento</text:span></text:p>
      <text:p text:style-name="P30"><text:span text:style-name="T9">1. A cada comanda fechada uma venda é feita somando total da comanda e salvando dia da comanda ou pedido e dizendo o total </text:span><text:span text:style-name="T12">e talvez intregrar com api de pix!!!!!</text:span></text:p>
      <text:h text:style-name="Heading_20_3" text:outline-level="3">2.<text:span text:style-name="T40">7</text:span> Integração com API de Gerenciamento de Estoque<text:span text:style-name="T38">[TODO LATER] //</text:span></text:h>
      <text:list xml:id="list3704378195" text:style-name="L6">
        <text:list-item>
          <text:p text:style-name="P32">O sistema deve integrar-se a uma API de gerenciamento de estoque para sincronizar informações sobre produtos e estoque disponível.</text:p>
        </text:list-item>
        <text:list-item>
          <text:p text:style-name="P31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252174802" text:style-name="L7">
        <text:list-item>
          <text:p text:style-name="P35">O sistema deve ser altamente responsivo, garantindo tempos de resposta rápidos mesmo em períodos de pico de uso.<text:span text:style-name="T41">[bons algoritmos estão sendo usados para otimizar os tempos de requisições]</text:span></text:p>
        </text:list-item>
        <text:list-item>
          <text:p text:style-name="P36"><text:soft-page-break/>Deve ser escalável para lidar com um grande volume de transações simultâneas sem comprometer o desempenho. <text:span text:style-name="T41">[a dividir em microservices]</text:span></text:p>
        </text:list-item>
      </text:list>
      <text:h text:style-name="P7" text:outline-level="3">3.2 Segurança <text:span text:style-name="T41">][WORKING ON NOW – ALTA PRIORIDADE]</text:span></text:h>
      <text:list xml:id="list4191397041" text:style-name="L8">
        <text:list-item>
          <text:p text:style-name="P37">O sistema deve garantir a segurança dos dados do restaurante e dos clientes, incluindo medidas de criptografia e proteção contra ataques cibernéticos.</text:p>
        </text:list-item>
        <text:list-item>
          <text:p text:style-name="P38">Deve ser implementado um sistema de autenticação e autorização robusto, com controle de acesso baseado em funções e permissões.<text:span text:style-name="T45">[WORKIN]</text:span></text:p>
        </text:list-item>
      </text:list>
      <text:h text:style-name="P3" text:outline-level="3">3.3 Usabilidade</text:h>
      <text:list xml:id="list1122300341" text:style-name="L9">
        <text:list-item>
          <text:p text:style-name="P19">A interface do usuário deve ser intuitiva e amigável, com navegação simplificada e feedback claro para as ações realizadas.</text:p>
        </text:list-item>
        <text:list-item>
          <text:p text:style-name="P20">Deve ser possível acessar o sistema a partir de dispositivos móveis, garantindo uma experiência consistente em diferentes plataformas.</text:p>
        </text:list-item>
      </text:list>
      <text:h text:style-name="Heading_20_3" text:outline-level="3">3<text:span text:style-name="T13">.4 Manutenibilidade</text:span></text:h>
      <text:list xml:id="list3163666468" text:style-name="L10">
        <text:list-item>
          <text:p text:style-name="P21">O código-fonte deve seguir as melhores práticas de desenvolvimento, incluindo modularidade, coesão e baixo acoplamento.</text:p>
        </text:list-item>
        <text:list-item>
          <text:p text:style-name="P22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4041538008" text:style-name="L11">
        <text:list-item>
          <text:p text:style-name="P34">Deve ser implementada uma integração com Webhooks para permitir a comunicação e sincronização de dados com outras APIs, como o sistema de gerenciamento de estoque.</text:p>
        </text:list-item>
        <text:list-item>
          <text:p text:style-name="P33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22:31:30.808228969</dc:date>
    <meta:editing-duration>PT22H3M41S</meta:editing-duration>
    <meta:editing-cycles>58</meta:editing-cycles>
    <meta:generator>LibreOffice/7.3.7.2$Linux_X86_64 LibreOffice_project/30$Build-2</meta:generator>
    <meta:document-statistic meta:table-count="0" meta:image-count="0" meta:object-count="0" meta:page-count="4" meta:paragraph-count="47" meta:word-count="834" meta:character-count="5358" meta:non-whitespace-character-count="4584"/>
  </office:meta>
</office:document-meta>
</file>